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3200000585996544D6F72B11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74cm, 0cm, 3.08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Quadro de texto 1" draw:style-name="gr1" draw:text-style-name="P1" svg:width="7.028cm" svg:height="0.847cm" svg:x="13.598cm" svg:y="4.441cm"><draw:text-box><text:p><text:span text:style-name="T1">Fluxo: Administrador</text:span></text:p></draw:text-box></draw:frame><draw:frame text:anchor-type="paragraph" draw:z-index="2" draw:name="Quadro de texto 2" draw:style-name="gr1" draw:text-style-name="P1" svg:width="7.028cm" svg:height="0.847cm" svg:x="16.166cm" svg:y="-0.497cm"><draw:text-box><text:p><text:span text:style-name="T1">Fluxo: Consultor</text:span></text:p></draw:text-box></draw:frame><draw:frame draw:style-name="fr1" draw:name="Figura1" text:anchor-type="char" svg:x="0.656cm" svg:y="-1.122cm" svg:width="23.571cm" svg:height="18.147cm" draw:z-index="1"><draw:image xlink:href="Pictures/100000010000063200000585996544D6F72B11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9T19:36:39.962000000</meta:creation-date>
    <dc:date>2026-02-19T20:01:51.579000000</dc:date>
    <meta:editing-duration>PT5M51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